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 BAŞLA</text:p>
      <text:p text:style-name="Text_20_body"/>
      <text:p text:style-name="Text_20_body">2. <text:span text:style-name="Source_20_Text">sayilar</text:span> dizisini [10, 20, 30, 40, 50] olarak tanımla</text:p>
      <text:p text:style-name="Text_20_body"/>
      <text:p text:style-name="Text_20_body">3. Dizinin 0. indeksini YAZDIR</text:p>
      <text:p text:style-name="Text_20_body"/>
      <text:p text:style-name="Text_20_body">4. Dizinin 4. indeksini YAZDIR</text:p>
      <text:p text:style-name="Text_20_body"/>
      <text:p text:style-name="Text_20_body">5. BİTİR</text:p>
      <text:p text:style-name="Text_20_body"><text:span text:style-name="T1">2Yazdırma</text:span></text:p>
      <text:p text:style-name="Text_20_body">1. BAŞLA</text:p>
      <text:p text:style-name="Text_20_body"/>
      <text:p text:style-name="Text_20_body">2. <text:span text:style-name="Source_20_Text">sayilar</text:span> dizisini tanımla</text:p>
      <text:p text:style-name="Text_20_body"/>
      <text:p text:style-name="Text_20_body">3. <text:span text:style-name="Source_20_Text">i</text:span> 0'dan 4'e kadar olduğu sürece DÖNGÜ:</text:p>
      <text:p text:style-name="Text_20_body"/>
      <text:p text:style-name="Text_20_body">    a. <text:span text:style-name="Source_20_Text">sayilar[i]</text:span> değerini YAZDIR</text:p>
      <text:p text:style-name="Text_20_body"/>
      <text:p text:style-name="Text_20_body">4. DÖNGÜ BİTİR</text:p>
      <text:p text:style-name="Text_20_body"/>
      <text:p text:style-name="Text_20_body">5. BİTİR</text:p>
      <text:p text:style-name="Text_20_body"><text:span text:style-name="T1">3Giriş Alma</text:span></text:p>
      <text:p text:style-name="Text_20_body">1. BAŞLA</text:p>
      <text:p text:style-name="Text_20_body"/>
      <text:p text:style-name="Text_20_body">2. 3 elemanlı boş bir dizi tanımla</text:p>
      <text:p text:style-name="Text_20_body"/>
      <text:p text:style-name="Text_20_body">3. <text:span text:style-name="Source_20_Text">i</text:span> 0'dan 2'ye kadar DÖNGÜ:</text:p>
      <text:p text:style-name="Text_20_body"/>
      <text:p text:style-name="Text_20_body">    a. Kullanıcıdan sayı OKU ve <text:span text:style-name="Source_20_Text">dizi[i]</text:span>'ye kaydet</text:p>
      <text:p text:style-name="Text_20_body"/>
      <text:p text:style-name="Text_20_body">4. <text:span text:style-name="Source_20_Text">i</text:span> 0'dan 2'ye kadar DÖNGÜ:</text:p>
      <text:p text:style-name="Text_20_body"><text:soft-page-break/></text:p>
      <text:p text:style-name="Text_20_body">    a. <text:span text:style-name="Source_20_Text">dizi[i]</text:span> değerini YAZDIR</text:p>
      <text:p text:style-name="Text_20_body"/>
      <text:p text:style-name="Text_20_body">5. BİTİR</text:p>
      <text:p text:style-name="Text_20_body"><text:span text:style-name="T1">4Toplam</text:span></text:p>
      <text:p text:style-name="Text_20_body">1. BAŞLA</text:p>
      <text:p text:style-name="Text_20_body"/>
      <text:p text:style-name="Text_20_body">2. <text:span text:style-name="Source_20_Text">sayilar</text:span> dizisini tanımla, <text:span text:style-name="Source_20_Text">toplam = 0</text:span> yap</text:p>
      <text:p text:style-name="Text_20_body"/>
      <text:p text:style-name="Text_20_body">3. <text:span text:style-name="Source_20_Text">i</text:span> 0'dan 4'e kadar DÖNGÜ:</text:p>
      <text:p text:style-name="Text_20_body"/>
      <text:p text:style-name="Text_20_body">    a. <text:span text:style-name="Source_20_Text">toplam = toplam + sayilar[i]</text:span></text:p>
      <text:p text:style-name="Text_20_body"/>
      <text:p text:style-name="Text_20_body">4. <text:span text:style-name="Source_20_Text">toplam</text:span> değerini YAZDIR</text:p>
      <text:p text:style-name="Text_20_body"/>
      <text:p text:style-name="Text_20_body">5. BİTİR</text:p>
      <text:p text:style-name="Text_20_body"><text:span text:style-name="T1">5Ortalama</text:span></text:p>
      <text:p text:style-name="Text_20_body">1. BAŞLA</text:p>
      <text:p text:style-name="Text_20_body"/>
      <text:p text:style-name="Text_20_body">2. Dizi tanımla, <text:span text:style-name="Source_20_Text">toplam = 0</text:span>, <text:span text:style-name="Source_20_Text">boyut = 4</text:span></text:p>
      <text:p text:style-name="Text_20_body"/>
      <text:p text:style-name="Text_20_body">3. <text:span text:style-name="Source_20_Text">i</text:span> 0'dan 3'e kadar DÖNGÜ:</text:p>
      <text:p text:style-name="Text_20_body"/>
      <text:p text:style-name="Text_20_body">    a. <text:span text:style-name="Source_20_Text">toplam = toplam + sayilar[i]</text:span></text:p>
      <text:p text:style-name="Text_20_body"/>
      <text:p text:style-name="Text_20_body">4. <text:span text:style-name="Source_20_Text">ortalama = toplam / boyut</text:span></text:p>
      <text:p text:style-name="Text_20_body"/>
      <text:p text:style-name="Text_20_body">5. <text:span text:style-name="Source_20_Text">ortalama</text:span> değerini YAZDIR</text:p>
      <text:p text:style-name="Text_20_body"/>
      <text:p text:style-name="Text_20_body">6. BİTİR</text:p>
      <text:p text:style-name="Text_20_body"><text:span text:style-name="T1">6En Büyük</text:span></text:p>
      <text:p text:style-name="Text_20_body"><text:soft-page-break/>1. BAŞLA</text:p>
      <text:p text:style-name="Text_20_body"/>
      <text:p text:style-name="Text_20_body">2. Dizi tanımla, <text:span text:style-name="Source_20_Text">en_buyuk = sayilar[0]</text:span> (ilk eleman)</text:p>
      <text:p text:style-name="Text_20_body"/>
      <text:p text:style-name="Text_20_body">3. <text:span text:style-name="Source_20_Text">i</text:span> 1'den 5'e kadar DÖNGÜ:</text:p>
      <text:p text:style-name="Text_20_body"/>
      <text:p text:style-name="Text_20_body">    a. EĞER <text:span text:style-name="Source_20_Text">sayilar[i] &gt; en_buyuk</text:span> İSE:</text:p>
      <text:p text:style-name="Text_20_body"/>
      <text:p text:style-name="Text_20_body">        <text:span text:style-name="Source_20_Text">en_buyuk = sayilar[i]</text:span></text:p>
      <text:p text:style-name="Text_20_body"/>
      <text:p text:style-name="Text_20_body">4. <text:span text:style-name="Source_20_Text">en_buyuk</text:span> değerini YAZDIR</text:p>
      <text:p text:style-name="Text_20_body"/>
      <text:p text:style-name="Text_20_body">5. BİTİR</text:p>
      <text:p text:style-name="Text_20_body"><text:span text:style-name="T1">7Arama</text:span></text:p>
      <text:p text:style-name="Text_20_body">1. BAŞLA</text:p>
      <text:p text:style-name="Text_20_body"/>
      <text:p text:style-name="Text_20_body">2. Dizi tanımla, <text:span text:style-name="Source_20_Text">aranan = 33</text:span>, <text:span text:style-name="Source_20_Text">bulundu = 0</text:span></text:p>
      <text:p text:style-name="Text_20_body"/>
      <text:p text:style-name="Text_20_body">3. <text:span text:style-name="Source_20_Text">i</text:span> 0'dan 4'e kadar DÖNGÜ:</text:p>
      <text:p text:style-name="Text_20_body"/>
      <text:p text:style-name="Text_20_body">    a. EĞER <text:span text:style-name="Source_20_Text">sayilar[i] == aranan</text:span> İSE:</text:p>
      <text:p text:style-name="Text_20_body"/>
      <text:p text:style-name="Text_20_body">        <text:span text:style-name="Source_20_Text">bulundu = 1</text:span>, DÖNGÜYÜ KIR</text:p>
      <text:p text:style-name="Text_20_body"/>
      <text:p text:style-name="Text_20_body">4. EĞER <text:span text:style-name="Source_20_Text">bulundu == 1</text:span> İSE "Bulundu" YAZ, DEĞİLSE "Yok" YAZ</text:p>
      <text:p text:style-name="Text_20_body"/>
      <text:p text:style-name="Text_20_body">5. BİTİR</text:p>
      <text:p text:style-name="Text_20_body"><text:span text:style-name="T1">8Katlama</text:span></text:p>
      <text:p text:style-name="Text_20_body">1. BAŞLA</text:p>
      <text:p text:style-name="Text_20_body"/>
      <text:p text:style-name="Text_20_body">2. Dizi tanımla</text:p>
      <text:p text:style-name="Text_20_body"><text:soft-page-break/></text:p>
      <text:p text:style-name="Text_20_body">3. <text:span text:style-name="Source_20_Text">i</text:span> 0'dan 4'e kadar DÖNGÜ:</text:p>
      <text:p text:style-name="Text_20_body"/>
      <text:p text:style-name="Text_20_body">    a. <text:span text:style-name="Source_20_Text">sayilar[i] = sayilar[i] * 2</text:span></text:p>
      <text:p text:style-name="Text_20_body"/>
      <text:p text:style-name="Text_20_body">4. Yeni diziyi YAZDIR</text:p>
      <text:p text:style-name="Text_20_body"/>
      <text:p text:style-name="Text_20_body">5. BİTİR</text:p>
      <text:p text:style-name="Text_20_body"><text:span text:style-name="T1">9Ters Çevir</text:span></text:p>
      <text:p text:style-name="Text_20_body">1. BAŞLA</text:p>
      <text:p text:style-name="Text_20_body"/>
      <text:p text:style-name="Text_20_body">2. Dizi tanımla, <text:span text:style-name="Source_20_Text">boyut = 6</text:span></text:p>
      <text:p text:style-name="Text_20_body"/>
      <text:p text:style-name="Text_20_body">3. <text:span text:style-name="Source_20_Text">i</text:span> 0'dan <text:span text:style-name="Source_20_Text">boyut/2</text:span>'ye kadar DÖNGÜ:</text:p>
      <text:p text:style-name="Text_20_body"/>
      <text:p text:style-name="Text_20_body">    a. <text:span text:style-name="Source_20_Text">gecici = sayilar[i]</text:span></text:p>
      <text:p text:style-name="Text_20_body"/>
      <text:p text:style-name="Text_20_body">    b. <text:span text:style-name="Source_20_Text">sayilar[i] = sayilar[boyut-1-i]</text:span> (Baştaki sona)</text:p>
      <text:p text:style-name="Text_20_body"/>
      <text:p text:style-name="Text_20_body">    c. <text:span text:style-name="Source_20_Text">sayilar[boyut-1-i] = gecici</text:span> (Sondaki başa)</text:p>
      <text:p text:style-name="Text_20_body"/>
      <text:p text:style-name="Text_20_body">4. Diziyi YAZDIR</text:p>
      <text:p text:style-name="Text_20_body"/>
      <text:p text:style-name="Text_20_body">5. BİTİR</text:p>
      <text:p text:style-name="Text_20_body"><text:span text:style-name="T1">10String</text:span></text:p>
      <text:p text:style-name="Text_20_body">1. BAŞLA</text:p>
      <text:p text:style-name="Text_20_body"/>
      <text:p text:style-name="Text_20_body">2. <text:span text:style-name="Source_20_Text">isim</text:span> dizisine "Merhaba" ata</text:p>
      <text:p text:style-name="Text_20_body"/>
      <text:p text:style-name="Text_20_body">3. Stringin tamamını YAZDIR</text:p>
      <text:p text:style-name="Text_20_body"/>
      <text:p text:style-name="Text_20_body"><text:soft-page-break/>4. <text:span text:style-name="Source_20_Text">i = 0</text:span></text:p>
      <text:p text:style-name="Text_20_body"/>
      <text:p text:style-name="Text_20_body">5. <text:span text:style-name="Source_20_Text">isim[i]</text:span> NULL ('\0') olmadığı sürece DÖNGÜ:</text:p>
      <text:p text:style-name="Text_20_body"/>
      <text:p text:style-name="Text_20_body">    a. <text:span text:style-name="Source_20_Text">isim[i]</text:span> karakterini YAZDIR</text:p>
      <text:p text:style-name="Text_20_body"/>
      <text:p text:style-name="Text_20_body">    b. <text:span text:style-name="Source_20_Text">i</text:span>'yi 1 artır</text:p>
      <text:p text:style-name="Text_20_body"/>
      <text:p text:style-name="Text_20_body">6. BİTİR</text:p>
      <text:p text:style-name="Text_20_body"><text:span text:style-name="T1">11Uzunluk</text:span></text:p>
      <text:p text:style-name="Text_20_body">1. BAŞLA</text:p>
      <text:p text:style-name="Text_20_body"/>
      <text:p text:style-name="Text_20_body">2. <text:span text:style-name="Source_20_Text">kelime</text:span> dizisini tanımla, <text:span text:style-name="Source_20_Text">uzunluk = 0</text:span>, <text:span text:style-name="Source_20_Text">i = 0</text:span></text:p>
      <text:p text:style-name="Text_20_body"/>
      <text:p text:style-name="Text_20_body">3. <text:span text:style-name="Source_20_Text">kelime[i]</text:span> NULL ('\0') olmadığı sürece DÖNGÜ:</text:p>
      <text:p text:style-name="Text_20_body"/>
      <text:p text:style-name="Text_20_body">    a. <text:span text:style-name="Source_20_Text">uzunluk</text:span> değerini 1 artır</text:p>
      <text:p text:style-name="Text_20_body"/>
      <text:p text:style-name="Text_20_body">    b. <text:span text:style-name="Source_20_Text">i</text:span> değerini 1 artır</text:p>
      <text:p text:style-name="Text_20_body"/>
      <text:p text:style-name="Text_20_body">4. <text:span text:style-name="Source_20_Text">uzunluk</text:span> değerini YAZDIR</text:p>
      <text:p text:style-name="Text_20_body"/>
      <text:p text:style-name="Text_20_body">5. BİTİR</text:p>
      <text:p text:style-name="Text_20_body"><text:span text:style-name="T1">12Matris</text:span></text:p>
      <text:p text:style-name="Text_20_body">1. BAŞLA</text:p>
      <text:p text:style-name="Text_20_body"/>
      <text:p text:style-name="Text_20_body">2. 2x3 boyutunda <text:span text:style-name="Source_20_Text">matris</text:span> tanımla</text:p>
      <text:p text:style-name="Text_20_body"/>
      <text:p text:style-name="Text_20_body">3. <text:span text:style-name="Source_20_Text">i</text:span> 0'dan 1'e (satırlar) DÖNGÜ:</text:p>
      <text:p text:style-name="Text_20_body"/>
      <text:p text:style-name="Text_20_body">    a. <text:span text:style-name="Source_20_Text">j</text:span> 0'dan 2'ye (sütunlar) DÖNGÜ:</text:p>
      <text:p text:style-name="Text_20_body"><text:soft-page-break/></text:p>
      <text:p text:style-name="Text_20_body">        i. <text:span text:style-name="Source_20_Text">matris[i][j]</text:span> değerini YAZDIR</text:p>
      <text:p text:style-name="Text_20_body"/>
      <text:p text:style-name="Text_20_body">    b. Alt satıra geç</text:p>
      <text:p text:style-name="Text_20_body"/>
      <text:p text:style-name="Text_20_body">4. BİTİR</text:p>
      <text:p text:style-name="Text_20_body"><text:span text:style-name="T1">13Tek/Çift</text:span></text:p>
      <text:p text:style-name="Text_20_body">1. BAŞLA</text:p>
      <text:p text:style-name="Text_20_body"/>
      <text:p text:style-name="Text_20_body">2. Dizi tanımla, <text:span text:style-name="Source_20_Text">tek=0</text:span>, <text:span text:style-name="Source_20_Text">cift=0</text:span></text:p>
      <text:p text:style-name="Text_20_body"/>
      <text:p text:style-name="Text_20_body">3. <text:span text:style-name="Source_20_Text">i</text:span> 0'dan 6'ya kadar DÖNGÜ:</text:p>
      <text:p text:style-name="Text_20_body"/>
      <text:p text:style-name="Text_20_body">    a. EĞER <text:span text:style-name="Source_20_Text">sayilar[i] % 2 == 0</text:span> İSE <text:span text:style-name="Source_20_Text">cift</text:span>'i artır</text:p>
      <text:p text:style-name="Text_20_body"/>
      <text:p text:style-name="Text_20_body">    b. DEĞİLSE <text:span text:style-name="Source_20_Text">tek</text:span>'i artır</text:p>
      <text:p text:style-name="Text_20_body"/>
      <text:p text:style-name="Text_20_body">4. <text:span text:style-name="Source_20_Text">tek</text:span> ve <text:span text:style-name="Source_20_Text">cift</text:span> sayılarını YAZDIR</text:p>
      <text:p text:style-name="Text_20_body"/>
      <text:p text:style-name="Text_20_body">5. BİTİR</text:p>
      <text:p text:style-name="Text_20_body"><text:span text:style-name="T1">14Negatif</text:span></text:p>
      <text:p text:style-name="Text_20_body">1. BAŞLA</text:p>
      <text:p text:style-name="Text_20_body"/>
      <text:p text:style-name="Text_20_body">2. Dizi tanımla, <text:span text:style-name="Source_20_Text">negatif_adet = 0</text:span></text:p>
      <text:p text:style-name="Text_20_body"/>
      <text:p text:style-name="Text_20_body">3. <text:span text:style-name="Source_20_Text">i</text:span> 0'dan 4'e kadar DÖNGÜ:</text:p>
      <text:p text:style-name="Text_20_body"/>
      <text:p text:style-name="Text_20_body">    a. EĞER <text:span text:style-name="Source_20_Text">sayilar[i] &lt; 0</text:span> İSE <text:span text:style-name="Source_20_Text">negatif_adet</text:span>'i artır</text:p>
      <text:p text:style-name="Text_20_body"/>
      <text:p text:style-name="Text_20_body">4. <text:span text:style-name="Source_20_Text">negatif_adet</text:span> değerini YAZDIR</text:p>
      <text:p text:style-name="Text_20_body"/>
      <text:p text:style-name="Text_20_body"><text:soft-page-break/>5. BİTİR</text:p>
      <text:p text:style-name="Text_20_body"><text:span text:style-name="T1">15Birleştir</text:span></text:p>
      <text:p text:style-name="Text_20_body">1. BAŞLA</text:p>
      <text:p text:style-name="Text_20_body"/>
      <text:p text:style-name="Text_20_body">2. <text:span text:style-name="Source_20_Text">dizi1</text:span> ve <text:span text:style-name="Source_20_Text">dizi2</text:span> tanımla</text:p>
      <text:p text:style-name="Text_20_body"/>
      <text:p text:style-name="Text_20_body">3. <text:span text:style-name="Source_20_Text">i</text:span> 0'dan <text:span text:style-name="Source_20_Text">dizi1</text:span> sonuna kadar DÖNGÜ:</text:p>
      <text:p text:style-name="Text_20_body"/>
      <text:p text:style-name="Text_20_body">    a. <text:span text:style-name="Source_20_Text">dizi1[i]</text:span> YAZDIR</text:p>
      <text:p text:style-name="Text_20_body"/>
      <text:p text:style-name="Text_20_body">4. <text:span text:style-name="Source_20_Text">i</text:span> 0'dan <text:span text:style-name="Source_20_Text">dizi2</text:span> sonuna kadar DÖNGÜ:</text:p>
      <text:p text:style-name="Text_20_body"/>
      <text:p text:style-name="Text_20_body">    a. <text:span text:style-name="Source_20_Text">dizi2[i]</text:span> YAZDIR</text:p>
      <text:p text:style-name="Text_20_body"/>
      <text:p text:style-name="Text_20_body">5. BİTİ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9T01:32:40.656000000</meta:creation-date>
    <dc:date>2025-12-09T01:33:37.483000000</dc:date>
    <meta:editing-duration>PT57S</meta:editing-duration>
    <meta:editing-cycles>1</meta:editing-cycles>
    <meta:document-statistic meta:table-count="0" meta:image-count="0" meta:object-count="0" meta:page-count="7" meta:paragraph-count="115" meta:word-count="479" meta:character-count="2660" meta:non-whitespace-character-count="2184"/>
    <meta:generator>Neat_Office/6.2.8.2$Windows_x86 LibreOffice_project/</meta:generator>
  </office:meta>
</office:document-meta>
</file>